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9.75cm"/>
      <style:paragraph-properties style:writing-mode="lr-tb"/>
    </style:style>
    <style:style style:name="gr3" style:family="graphic" style:parent-style-name="standard">
      <style:graphic-properties draw:stroke="none" draw:fill="none" fo:min-height="9.782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5" style:family="graphic" style:parent-style-name="standard">
      <style:graphic-properties draw:stroke="none" draw:fill="none" fo:min-height="5.674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draw:textarea-vertical-align="top"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title">
      <style:graphic-properties draw:auto-grow-height="true" fo:min-height="2.629cm"/>
      <style:paragraph-properties style:writing-mode="lr-tb"/>
    </style:style>
    <style:style style:name="P1" style:family="paragraph">
      <style:paragraph-properties fo:text-align="start"/>
      <style:text-properties fo:font-size="14pt" style:font-size-asian="14pt" style:font-size-complex="14pt"/>
    </style:style>
    <style:style style:name="P2" style:family="paragraph">
      <loext:graphic-properties draw:fill-color="#ffffff"/>
      <style:paragraph-properties fo:text-align="start"/>
      <style:text-properties fo:font-size="14pt" style:font-size-asian="14pt" style:font-size-complex="14pt"/>
    </style:style>
    <style:style style:name="P3" style:family="paragraph">
      <loext:graphic-properties draw:fill-color="#ffffff"/>
    </style:style>
    <style:style style:name="P4" style:family="paragraph">
      <style:paragraph-properties fo:margin-top="0.42cm" fo:margin-bottom="0.35cm" fo:text-align="start"/>
      <style:text-properties fo:font-size="14pt" style:font-size-asian="14pt" style:font-size-complex="14pt"/>
    </style:style>
    <style:style style:name="P5" style:family="paragraph">
      <loext:graphic-properties draw:fill="none"/>
      <style:paragraph-properties fo:margin-top="0.42cm" fo:margin-bottom="0.35cm" fo:text-align="start"/>
      <style:text-properties fo:font-size="14pt" style:font-size-asian="14pt" style:font-size-complex="14pt"/>
    </style:style>
    <style:style style:name="P6" style:family="paragraph">
      <style:paragraph-properties fo:text-align="center"/>
    </style:style>
    <style:style style:name="P7" style:family="paragraph">
      <style:paragraph-properties fo:margin-top="0.42cm" fo:margin-bottom="0.35cm"/>
      <style:text-properties fo:font-size="10pt" style:font-size-asian="10pt" style:font-size-complex="10pt"/>
    </style:style>
    <style:style style:name="P8" style:family="paragraph">
      <loext:graphic-properties draw:fill="none"/>
      <style:paragraph-properties fo:margin-top="0.42cm" fo:margin-bottom="0.35cm"/>
      <style:text-properties fo:font-size="10pt" style:font-size-asian="10pt" style:font-size-complex="10pt"/>
    </style:style>
    <style:style style:name="P9" style:family="paragraph">
      <style:text-properties fo:font-size="18pt"/>
    </style:style>
    <style:style style:name="P10" style:family="paragraph">
      <loext:graphic-properties draw:fill="none" draw:fill-color="#ffffff"/>
      <style:text-properties fo:font-size="18pt"/>
    </style:style>
    <style:style style:name="P11" style:family="paragraph">
      <loext:graphic-properties draw:fill-color="#ffffff"/>
      <style:text-properties fo:font-size="20pt"/>
    </style:style>
    <style:style style:name="P12" style:family="paragraph">
      <style:paragraph-properties fo:margin-top="0.42cm" fo:margin-bottom="0.35cm" fo:text-align="start"/>
      <style:text-properties fo:font-size="10pt" style:font-size-asian="10pt" style:font-size-complex="10pt"/>
    </style:style>
    <style:style style:name="P13" style:family="paragraph">
      <loext:graphic-properties draw:fill="none"/>
      <style:paragraph-properties fo:margin-top="0.42cm" fo:margin-bottom="0.35cm" fo:text-align="start"/>
      <style:text-properties fo:font-size="10pt" style:font-size-asian="10pt" style:font-size-complex="10pt"/>
    </style:style>
    <style:style style:name="P14" style:family="paragraph">
      <loext:graphic-properties draw:fill="none" draw:fill-color="#ffffff"/>
    </style:style>
    <style:style style:name="T1" style:family="text">
      <style:text-properties fo:font-size="14pt" style:font-size-asian="14pt" style:font-size-complex="14pt"/>
    </style:style>
    <style:style style:name="T2" style:family="text">
      <style:text-properties fo:font-size="10pt" style:font-size-asian="10pt" style:font-size-complex="10pt"/>
    </style:style>
    <style:style style:name="T3" style:family="text">
      <style:text-properties fo:font-weight="bold" style:font-weight-asian="bold" style:font-weight-complex="bold"/>
    </style:style>
    <style:style style:name="T4" style:family="text">
      <style:text-properties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draw:text-box>
            <text:p>RC Modelling Of Cell</text:p>
          </draw:text-box>
        </draw:frame>
        <draw:frame presentation:style-name="pr2" draw:text-style-name="P2" draw:layer="layout" svg:width="25.199cm" svg:height="9.134cm" svg:x="1.4cm" svg:y="3.685cm" presentation:class="subtitle" presentation:user-transformed="true">
          <draw:text-box>
            <text:p text:style-name="P1"><text:span text:style-name="T1">Lithium-ion cells are widely used in batteries for electric vehicles, consumer electronics, and energy storage systems. </text:span></text:p>
            <text:p text:style-name="P1"><text:span text:style-name="T1"/></text:p>
            <text:p text:style-name="P1"><text:span text:style-name="T1">Understanding their behavior requires accurate modeling of their internal dynamics, particularly in terms of charge/discharge characteristics, voltage response, and impedance. </text:span></text:p>
            <text:p text:style-name="P1"><text:span text:style-name="T1"/></text:p>
            <text:p text:style-name="P1"><text:span text:style-name="T1">One of the most common methods to model the electrical behavior of a lithium-ion cell is by using RC models (Resistor-Capacitor circuits), which capture the dynamic voltage response and energy storage properties of the cell.</text:span></text:p>
            <text:p text:style-name="P1"><text:span text:style-name="T1"/></text:p>
            <text:p text:style-name="P1"><text:span text:style-name="T1">RC models can be analyzed in both the time domain and the s-domain (Laplace domain) to understand the transient and frequency-dependent behavior of the battery.</text:span></text:p>
          </draw:text-box>
        </draw:frame>
        <presentation:notes draw:style-name="dp2">
          <draw:page-thumbnail draw:style-name="gr1"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4" draw:layer="layout" svg:width="25.199cm" svg:height="2.629cm" svg:x="1.4cm" svg:y="0.628cm" presentation:class="title">
          <draw:text-box>
            <text:p>RC Modeling in Time Domain</text:p>
          </draw:text-box>
        </draw:frame>
        <draw:frame draw:style-name="gr2" draw:text-style-name="P5" draw:layer="layout" svg:width="26.822cm" svg:height="12.776cm" svg:x="0.578cm" svg:y="3.6cm">
          <draw:text-box>
            <text:p text:style-name="P4"><text:span text:style-name="T1">The time domain focuses on how the voltage and current change over time as the battery charges and discharges. This is important for understanding the transient behavior of the battery, such as how quickly it responds to sudden changes in load or charging conditions.</text:span></text:p>
            <text:p text:style-name="P4"><text:span text:style-name="T1">Lithium-Ion Cell Equivalent Circuit in Time Domain</text:span></text:p>
            <text:p text:style-name="P4"><text:span text:style-name="T1">In the time domain, the lithium-ion cell can be represented using a combination of resistors and capacitors, simulating the internal processes:</text:span></text:p>
            <text:p text:style-name="P4"><text:span text:style-name="T1">R0: The ohmic resistance, representing the instantaneous voltage drop due to internal resistance.</text:span></text:p>
            <text:p text:style-name="P4"><text:span text:style-name="T1">C1, R1: Represents the diffusion process of lithium ions, modeling the dynamic response of the cell. </text:span></text:p>
            <text:p text:style-name="P4"><text:span text:style-name="T1">The combination of R1 and C1 mimics the energy storage and gradual voltage change (capacitor charging/discharging).</text:span></text:p>
            <text:p text:style-name="P4"><text:span text:style-name="T1">C2, R2: Models longer-term polarization effects and slower voltage dynamics during prolonged charging/discharging.</text:span></text:p>
            <text:p text:style-name="P4"><text:span text:style-name="T1">The voltage across the terminals of the cell in the time domain, V(t) is influenced by:</text:span></text:p>
            <text:p text:style-name="P4"><text:span text:style-name="T1">The instantaneous voltage drop across R0</text:span></text:p>
            <text:p text:style-name="P4"><text:span text:style-name="T1">The voltage drop across the RC branches, which evolve over time based on the charging/discharging behavior of the capacitors.</text:span></text:p>
            <text:p text:style-name="P4"><text:span text:style-name="T1"/></text:p>
          </draw:text-box>
        </draw:frame>
        <presentation:notes draw:style-name="dp2">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2.629cm" svg:x="1.4cm" svg:y="0.628cm" presentation:class="title">
          <draw:text-box>
            <text:p text:style-name="P6">RC Modeling in Time Domain</text:p>
          </draw:text-box>
        </draw:frame>
        <draw:frame draw:style-name="gr3" draw:text-style-name="P8" draw:layer="layout" svg:width="26.711cm" svg:height="10.032cm" svg:x="0.671cm" svg:y="4.046cm">
          <draw:text-box>
            <text:p text:style-name="P7"><text:span text:style-name="T2"/></text:p>
            <text:p text:style-name="P7"><text:span text:style-name="T2"/></text:p>
            <text:p text:style-name="P7"><text:span text:style-name="T2">Time Domain Behavior</text:span></text:p>
            <text:p text:style-name="P7"><text:span text:style-name="T2">Short-term response: The capacitor initially resists changes in voltage, leading to a rapid voltage drop across the resistor.</text:span></text:p>
            <text:p text:style-name="P7"><text:span text:style-name="T2">Long-term response: The capacitor charges over time, and the voltage across it stabilizes, which results in a slower change in terminal voltage.</text:span></text:p>
          </draw:text-box>
        </draw:frame>
        <presentation:notes draw:style-name="dp2">
          <draw:page-thumbnail draw:style-name="gr1"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2.629cm" svg:x="1.4cm" svg:y="0.628cm" presentation:class="title" presentation:user-transformed="true">
          <draw:text-box>
            <text:p>RC Modeling in S Domain</text:p>
          </draw:text-box>
        </draw:frame>
        <draw:frame draw:style-name="gr4" draw:text-style-name="P10" draw:layer="layout" svg:width="26.2cm" svg:height="4.517cm" svg:x="0.8cm" svg:y="3.4cm">
          <draw:text-box>
            <text:p text:style-name="P9">The s-domain (Laplace transform domain) provides a frequency-based view of the system's behavior, allowing us to analyze how the cell responds to changes over different frequencies. </text:p>
            <text:p text:style-name="P9">It’s useful for designing battery management systems (BMS) and performing system analysis in electric vehicle applications, where frequency-dependent behavior (impedance) is critical.</text:p>
          </draw:text-box>
        </draw:frame>
        <presentation:notes draw:style-name="dp1">
          <draw:page-thumbnail draw:style-name="gr1" draw:layer="layout" svg:width="19.798cm" svg:height="11.136cm" svg:x="0.6cm" svg:y="2.257cm" draw:page-number="4" presentation:class="page"/>
          <draw:frame presentation:style-name="pr3" draw:text-style-name="P1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473cm" svg:x="1.4cm" svg:y="0.206cm" presentation:class="title" presentation:user-transformed="true">
          <draw:text-box>
            <text:p>Laplace Transform of RC Circuit for Lithium-Ion Cell</text:p>
          </draw:text-box>
        </draw:frame>
        <draw:frame draw:style-name="gr5" draw:text-style-name="P13" draw:layer="layout" svg:width="27.938cm" svg:height="7.551cm" svg:x="0.057cm" svg:y="6.1cm">
          <draw:text-box>
            <text:p text:style-name="P12">The Laplace transform converts the time-domain differential equations of the RC circuit into algebraic equations, making it easier to analyze the dynamic response of the system.</text:p>
            <text:p text:style-name="P12">For a basic RC branch, the impedance in the s-domain is:</text:p>
            <text:p text:style-name="P12"><text:s/><text:span text:style-name="T3">Z(s) = R(s) + 1 /Cs .</text:span></text:p>
            <text:p text:style-name="P12">For complete Model 1 RC branch : Laplace transform : </text:p>
            <text:p text:style-name="P12">H(S) = R1*(1/R1Cs1)/(1+1/R1Cs1)</text:p>
            <text:p text:style-name="P12"><text:span text:style-name="T4">S-Domain Behavior:</text:span></text:p>
            <text:p text:style-name="P12"><text:span text:style-name="T2">Low-frequency behavior: At low frequencies (small 𝑠), the capacitor behaves like an open circuit, and the response is dominated by resistances, showing a steady-state voltage.</text:span></text:p>
            <text:p text:style-name="P12"><text:span text:style-name="T2">High-frequency behavior: At high frequencies (large s), the capacitor behaves like a short circuit, meaning the voltage drop across it is minimal, and the cell exhibits a quick transient response.</text:span></text:p>
            <text:p text:style-name="P12"/>
          </draw:text-box>
        </draw:frame>
        <presentation:notes draw:style-name="dp2">
          <draw:page-thumbnail draw:style-name="gr1" draw:layer="layout" svg:width="19.798cm" svg:height="11.136cm" svg:x="0.6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473cm" svg:x="1.4cm" svg:y="0.206cm" presentation:class="title" presentation:user-transformed="true">
          <draw:text-box>
            <text:p text:style-name="P6">Laplace Transform of RC Circuit for Lithium-Ion Cell</text:p>
          </draw:text-box>
        </draw:frame>
        <draw:frame draw:style-name="gr4" draw:text-style-name="P14" draw:layer="layout" svg:width="26.4cm" svg:height="8.072cm" svg:x="0.6cm" svg:y="4.2cm">
          <draw:text-box>
            <text:p>By analyzing the transfer function in the s-domain, one can derive important characteristics like the cell's impedance and phase response, which are critical for designing charging strategies and ensuring battery health.</text:p>
            <text:p/>
            <text:p><text:span text:style-name="T3">Frequency Response and Bode Plot:</text:span></text:p>
            <text:p/>
            <text:p>The transfer function 𝐻(𝑠) can also be used to generate a Bode plot, which shows the magnitude and phase of the battery's impedance across different frequencies. </text:p>
            <text:p/>
            <text:p>This helps in understanding impedance of the battery at different frequencies &amp; how the battery responds to varying load conditions in real applications.</text:p>
          </draw:text-box>
        </draw:frame>
        <presentation:notes draw:style-name="dp2">
          <draw:page-thumbnail draw:style-name="gr1" draw:layer="layout" svg:width="19.798cm" svg:height="11.136cm" svg:x="0.6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2.629cm" svg:x="1.4cm" svg:y="0.628cm" presentation:class="title">
          <draw:text-box>
            <text:p>Conclusion</text:p>
          </draw:text-box>
        </draw:frame>
        <draw:frame draw:style-name="gr4" draw:text-style-name="P14" draw:layer="layout" svg:width="25cm" svg:height="6.65cm" svg:x="1.6cm" svg:y="4.4cm">
          <draw:text-box>
            <text:p><text:span text:style-name="T3">Time Domain: </text:span><text:s text:c="2"/>RC modeling in the time domain focuses on the transient response of a lithium-ion battery, showing how the voltage evolves during charging/discharging. This is useful for analyzing short-term and long-term voltage dynamics.</text:p>
            <text:p/>
            <text:p/>
            <text:p><text:span text:style-name="T3">S Domain: </text:span>RC modeling in the s-domain uses Laplace transforms to analyze the frequency response of the battery. This approach helps in understanding the impedance behavior and how the battery reacts to different frequency inputs, essential for system-level analysis in electric vehicles and battery management systems.</text:p>
          </draw:text-box>
        </draw:frame>
        <presentation:notes draw:style-name="dp2">
          <draw:page-thumbnail draw:style-name="gr1" draw:layer="layout" svg:width="19.798cm" svg:height="11.136cm" svg:x="0.6cm" svg:y="2.257cm" draw:page-number="7"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9-22T23:24:55.124969042</meta:creation-date>
    <dc:date>2024-09-22T23:53:12.302048017</dc:date>
    <meta:editing-duration>PT28M13S</meta:editing-duration>
    <meta:editing-cycles>7</meta:editing-cycles>
    <meta:generator>LibreOffice/6.4.7.2$Linux_X86_64 LibreOffice_project/40$Build-2</meta:generator>
    <meta:document-statistic meta:object-count="49"/>
  </office:meta>
</office:document-meta>
</file>